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keep-with-next="always" fo:keep-together="always" fo:widows="0" fo:orphans="0" fo:break-before="page" fo:margin-top="0.3333in" fo:margin-bottom="0.0833in"/>
    </style:style>
    <style:style style:name="T2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P3" style:parent-style-name="Standard" style:family="paragraph">
      <style:paragraph-properties fo:widows="0" fo:orphans="0" fo:margin-bottom="0.1388in"/>
    </style:style>
    <style:style style:name="T4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5" style:parent-style-name="Standard" style:family="paragraph">
      <style:paragraph-properties fo:widows="0" fo:orphans="0" fo:margin-bottom="0.1388in"/>
      <style:text-properties style:font-name="Calibri" style:font-name-asian="Calibri" style:font-name-complex="Calibri" fo:language="de" fo:country="DE"/>
    </style:style>
    <style:style style:name="P6" style:parent-style-name="Standard" style:family="paragraph">
      <style:paragraph-properties fo:widows="0" fo:orphans="0" fo:margin-bottom="0.1388in"/>
    </style:style>
    <style:style style:name="T7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8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9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TableColumn11" style:family="table-column">
      <style:table-column-properties style:column-width="2.4611in" style:use-optimal-column-width="false"/>
    </style:style>
    <style:style style:name="TableColumn12" style:family="table-column">
      <style:table-column-properties style:column-width="2.0673in" style:use-optimal-column-width="false"/>
    </style:style>
    <style:style style:name="TableColumn13" style:family="table-column">
      <style:table-column-properties style:column-width="1.7645in" style:use-optimal-column-width="false"/>
    </style:style>
    <style:style style:name="Table10" style:family="table">
      <style:table-properties style:width="6.293in" fo:margin-left="-0.07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padding-top="0in" fo:padding-left="0.075in" fo:padding-bottom="0in" fo:padding-right="0.075in"/>
    </style:style>
    <style:style style:name="P16" style:parent-style-name="Standard" style:family="paragraph">
      <style:paragraph-properties fo:widows="0" fo:orphans="0"/>
    </style:style>
    <style:style style:name="T17" style:parent-style-name="Absatz-Standardschriftart" style:family="text">
      <style:text-properties style:font-name="Calibri" style:font-name-asian="Calibri" style:font-name-complex="Calibri" fo:font-weight="bold" style:font-weight-asian="bold" fo:language="de" fo:country="DE"/>
    </style:style>
    <style:style style:name="P18" style:parent-style-name="Standard" style:list-style-name="WWNum3" style:family="paragraph">
      <style:paragraph-properties fo:widows="0" fo:orphans="0"/>
    </style:style>
    <style:style style:name="T19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0" style:parent-style-name="Standard" style:list-style-name="WWNum3" style:family="paragraph">
      <style:paragraph-properties fo:widows="0" fo:orphans="0"/>
    </style:style>
    <style:style style:name="T21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2" style:parent-style-name="Standard" style:list-style-name="WWNum4" style:family="paragraph">
      <style:paragraph-properties fo:widows="0" fo:orphans="0" fo:margin-bottom="0.1111in" fo:line-height="106%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fo:widows="0" fo:orphans="0"/>
    </style:style>
    <style:style style:name="T25" style:parent-style-name="Absatz-Standardschriftart" style:family="text">
      <style:text-properties style:font-name="Calibri" style:font-name-asian="Calibri" style:font-name-complex="Calibri" fo:font-weight="bold" style:font-weight-asian="bold"/>
    </style:style>
    <style:style style:name="P26" style:parent-style-name="Standard" style:family="paragraph">
      <style:paragraph-properties fo:widows="0" fo:orphans="0" fo:margin-bottom="0.1388in" fo:line-height="106%"/>
      <style:text-properties style:font-name="Calibri" style:font-name-asian="Calibri" style:font-name-complex="Calibri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fo:widows="0" fo:orphans="0"/>
    </style:style>
    <style:style style:name="T29" style:parent-style-name="Absatz-Standardschriftart" style:family="text">
      <style:text-properties style:font-name="Calibri" style:font-name-asian="Calibri" style:font-name-complex="Calibri"/>
    </style:style>
    <style:style style:name="P30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P31" style:parent-style-name="Standard" style:family="paragraph">
      <style:paragraph-properties fo:widows="0" fo:orphans="0" fo:margin-bottom="0.1388in"/>
    </style:style>
    <style:style style:name="P32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ableColumn34" style:family="table-column">
      <style:table-column-properties style:column-width="3.718in" style:use-optimal-column-width="false"/>
    </style:style>
    <style:style style:name="TableColumn35" style:family="table-column">
      <style:table-column-properties style:column-width="1.4798in" style:use-optimal-column-width="false"/>
    </style:style>
    <style:style style:name="TableColumn36" style:family="table-column">
      <style:table-column-properties style:column-width="1.0625in" style:use-optimal-column-width="false"/>
    </style:style>
    <style:style style:name="Table33" style:family="table">
      <style:table-properties style:width="6.2604in" fo:margin-left="-0.0812in" table:align="left"/>
    </style:style>
    <style:style style:name="TableRow37" style:family="table-row">
      <style:table-row-properties style:min-row-height="0.2916in" style:use-optimal-row-height="false"/>
    </style:style>
    <style:style style:name="TableCell38" style:family="table-cell">
      <style:table-cell-properties fo:border="0.0138in solid #000001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1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/>
    </style:style>
    <style:style style:name="TableCell43" style:family="table-cell">
      <style:table-cell-properties fo:border="0.0138in solid #000001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/>
    </style:style>
    <style:style style:name="TableCell45" style:family="table-cell">
      <style:table-cell-properties fo:border="0.0138in solid #000001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1" fo:padding-top="0.0694in" fo:padding-left="0.0694in" fo:padding-bottom="0.0694in" fo:padding-right="0.0694in"/>
    </style:style>
    <style:style style:name="P49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50" style:family="table-cell">
      <style:table-cell-properties fo:border="0.0138in solid #000001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/>
      <style:text-properties fo:language="de" fo:country="DE"/>
    </style:style>
    <style:style style:name="TableCell52" style:family="table-cell">
      <style:table-cell-properties fo:border="0.0138in solid #000001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  <style:text-properties fo:language="de" fo:country="DE"/>
    </style:style>
    <style:style style:name="P54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  <style:style style:name="TableColumn56" style:family="table-column">
      <style:table-column-properties style:column-width="3.718in" style:use-optimal-column-width="false"/>
    </style:style>
    <style:style style:name="TableColumn57" style:family="table-column">
      <style:table-column-properties style:column-width="1.4798in" style:use-optimal-column-width="false"/>
    </style:style>
    <style:style style:name="TableColumn58" style:family="table-column">
      <style:table-column-properties style:column-width="1.0625in" style:use-optimal-column-width="false"/>
    </style:style>
    <style:style style:name="Table55" style:family="table">
      <style:table-properties style:width="6.2604in" fo:margin-left="-0.0812in" table:align="left"/>
    </style:style>
    <style:style style:name="TableRow59" style:family="table-row">
      <style:table-row-properties style:min-row-height="0.2916in" style:use-optimal-row-height="false"/>
    </style:style>
    <style:style style:name="TableCell60" style:family="table-cell">
      <style:table-cell-properties fo:border="0.0138in solid #000001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1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/>
    </style:style>
    <style:style style:name="TableCell65" style:family="table-cell">
      <style:table-cell-properties fo:border="0.0138in solid #000001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/>
    </style:style>
    <style:style style:name="TableCell67" style:family="table-cell">
      <style:table-cell-properties fo:border="0.0138in solid #000001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1" fo:padding-top="0.0694in" fo:padding-left="0.0694in" fo:padding-bottom="0.0694in" fo:padding-right="0.0694in"/>
    </style:style>
    <style:style style:name="P71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2" style:parent-style-name="Listenabsatz" style:list-style-name="LFO3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3" style:parent-style-name="Listenabsatz" style:list-style-name="LFO3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4" style:parent-style-name="Listenabsatz" style:list-style-name="LFO3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5" style:parent-style-name="Listenabsatz" style:list-style-name="LFO3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6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7" style:parent-style-name="Listenabsatz" style:list-style-name="LFO3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78" style:family="table-cell">
      <style:table-cell-properties fo:border="0.0138in solid #000001" fo:padding-top="0.0694in" fo:padding-left="0.0694in" fo:padding-bottom="0.0694in" fo:padding-right="0.0694in"/>
    </style:style>
    <style:style style:name="P79" style:parent-style-name="Standard" style:family="paragraph">
      <style:paragraph-properties fo:widows="0" fo:orphans="0"/>
      <style:text-properties fo:language="de" fo:country="DE"/>
    </style:style>
    <style:style style:name="TableCell80" style:family="table-cell">
      <style:table-cell-properties fo:border="0.0138in solid #000001" fo:padding-top="0.0694in" fo:padding-left="0.0694in" fo:padding-bottom="0.0694in" fo:padding-right="0.0694in"/>
    </style:style>
    <style:style style:name="P81" style:parent-style-name="Standard" style:family="paragraph">
      <style:paragraph-properties fo:widows="0" fo:orphans="0"/>
      <style:text-properties fo:language="de" fo:country="DE"/>
    </style:style>
    <style:style style:name="TableColumn83" style:family="table-column">
      <style:table-column-properties style:column-width="3.718in" style:use-optimal-column-width="false"/>
    </style:style>
    <style:style style:name="TableColumn84" style:family="table-column">
      <style:table-column-properties style:column-width="1.4798in" style:use-optimal-column-width="false"/>
    </style:style>
    <style:style style:name="TableColumn85" style:family="table-column">
      <style:table-column-properties style:column-width="1.0625in" style:use-optimal-column-width="false"/>
    </style:style>
    <style:style style:name="Table82" style:family="table">
      <style:table-properties style:width="6.2604in" fo:margin-left="-0.0812in" table:align="left"/>
    </style:style>
    <style:style style:name="TableRow86" style:family="table-row">
      <style:table-row-properties style:min-row-height="0.2916in" style:use-optimal-row-height="false"/>
    </style:style>
    <style:style style:name="TableCell87" style:family="table-cell">
      <style:table-cell-properties fo:border="0.0138in solid #000001" fo:padding-top="0.0694in" fo:padding-left="0.0694in" fo:padding-bottom="0.0694in" fo:padding-right="0.0694in"/>
    </style:style>
    <style:style style:name="P88" style:parent-style-name="Standard" style:family="paragraph">
      <style:paragraph-properties fo:widows="0" fo:orphans="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1" fo:padding-top="0.0694in" fo:padding-left="0.0694in" fo:padding-bottom="0.0694in" fo:padding-right="0.0694in"/>
    </style:style>
    <style:style style:name="P91" style:parent-style-name="Standard" style:family="paragraph">
      <style:paragraph-properties fo:widows="0" fo:orphans="0"/>
    </style:style>
    <style:style style:name="TableCell92" style:family="table-cell">
      <style:table-cell-properties fo:border="0.0138in solid #000001" fo:padding-top="0.0694in" fo:padding-left="0.0694in" fo:padding-bottom="0.0694in" fo:padding-right="0.0694in"/>
    </style:style>
    <style:style style:name="P93" style:parent-style-name="Standard" style:family="paragraph">
      <style:paragraph-properties fo:widows="0" fo:orphans="0"/>
    </style:style>
    <style:style style:name="TableCell94" style:family="table-cell">
      <style:table-cell-properties fo:border="0.0138in solid #000001" fo:padding-top="0.0694in" fo:padding-left="0.0694in" fo:padding-bottom="0.0694in" fo:padding-right="0.0694in"/>
    </style:style>
    <style:style style:name="P95" style:parent-style-name="Standard" style:family="paragraph">
      <style:paragraph-properties fo:widows="0" fo:orphans="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1" fo:padding-top="0.0694in" fo:padding-left="0.0694in" fo:padding-bottom="0.0694in" fo:padding-right="0.0694in"/>
    </style:style>
    <style:style style:name="P98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99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0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1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2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3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4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5" style:parent-style-name="Listenabsatz" style:list-style-name="LFO4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106" style:family="table-cell">
      <style:table-cell-properties fo:border="0.0138in solid #000001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/>
      <style:text-properties fo:language="de" fo:country="DE"/>
    </style:style>
    <style:style style:name="TableCell108" style:family="table-cell">
      <style:table-cell-properties fo:border="0.0138in solid #000001" fo:padding-top="0.0694in" fo:padding-left="0.0694in" fo:padding-bottom="0.0694in" fo:padding-right="0.0694in"/>
    </style:style>
    <style:style style:name="P109" style:parent-style-name="Standard" style:family="paragraph">
      <style:paragraph-properties fo:widows="0" fo:orphans="0"/>
      <style:text-properties fo:language="de" fo:country="DE"/>
    </style:style>
  </office:automatic-styles>
  <office:body>
    <office:text text:use-soft-page-breaks="true">
      <text:p text:style-name="P1"><text:span text:style-name="T2">SWT - Gamification in der betrieblichen Weiterbildung</text:span></text:p>
      <text:p text:style-name="P3"><text:span text:style-name="T4">Ort: <text:s/></text:span></text:p>
      <text:p text:style-name="P5">Datum:<text:s/></text:p>
      <text:p text:style-name="P6"><text:span text:style-name="T7">Zeit:<text:s/></text:span></text:p>
      <text:p text:style-name="P8"><text:span text:style-name="T9">Teilnehmer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bookmark-start text:name="_gjdgxs"/><text:bookmark-end text:name="_gjdgxs"/><text:span text:style-name="T17">Institut für Angewandte Informatik e.V.</text:span></text:p>
            <text:list text:style-name="WWNum3" text:continue-numbering="true">
              <text:list-item>
                <text:p text:style-name="P18"><text:span text:style-name="T19">Dr. Christian Zinke</text:span></text:p>
              </text:list-item>
              <text:list-item>
                <text:p text:style-name="P20"><text:span text:style-name="T21">…</text:span></text:p>
              </text:list-item>
            </text:list>
            <text:list text:style-name="WWNum4" text:continue-numbering="true">
              <text:list-item>
                <text:p text:style-name="P22"/>
              </text:list-item>
            </text:list>
          </table:table-cell>
          <table:table-cell table:style-name="TableCell23">
            <text:p text:style-name="P24"><text:span text:style-name="T25">SWT Team</text:span></text:p>
            <text:p text:style-name="P26"/>
          </table:table-cell>
          <table:table-cell table:style-name="TableCell27">
            <text:p text:style-name="P28"><text:span text:style-name="T29">Sonstige</text:span></text:p>
            <text:p text:style-name="P30"/>
            <text:p text:style-name="P31"/>
          </table:table-cell>
        </table:table-row>
      </table:table>
      <text:p text:style-name="P32">Protokoll: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3">
            <text:p text:style-name="P39">TOP 1 - Begrüßung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Information</text:p>
          </table:table-cell>
          <table:table-cell table:style-name="TableCell43">
            <text:p text:style-name="P44">Verantwortlich</text:p>
          </table:table-cell>
          <table:table-cell table:style-name="TableCell45">
            <text:p text:style-name="P46">Termin</text:p>
          </table:table-cell>
        </table:table-row>
        <table:table-row table:style-name="TableRow47">
          <table:table-cell table:style-name="TableCell48">
            <text:p text:style-name="P49">Herr Zinke vom InfAI begrüßt die Teilnehmer.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3">
            <text:p text:style-name="P61">TOP 2 Nachbesprechung Abgabe A2 Recherchebericht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Information</text:p>
          </table:table-cell>
          <table:table-cell table:style-name="TableCell65">
            <text:p text:style-name="P66">Verantwortlich</text:p>
          </table:table-cell>
          <table:table-cell table:style-name="TableCell67">
            <text:p text:style-name="P68">Termin</text:p>
          </table:table-cell>
        </table:table-row>
        <table:table-row table:style-name="TableRow69">
          <table:table-cell table:style-name="TableCell70">
            <text:p text:style-name="P71">Mängel:</text:p>
            <text:list text:style-name="LFO3" text:continue-numbering="true">
              <text:list-item>
                <text:p text:style-name="P72">bei Quellen Datum angeben</text:p>
              </text:list-item>
              <text:list-item>
                <text:p text:style-name="P73">Glossar: Gamification zu viele Absätze, zu negativ formuliert, beim Serious Game gewinnt nicht immer der Klügste, Motivation</text:p>
              </text:list-item>
              <text:list-item>
                <text:p text:style-name="P74">richtig zitieren</text:p>
              </text:list-item>
              <text:list-item>
                <text:p text:style-name="P75">Ausdruck</text:p>
              </text:list-item>
            </text:list>
            <text:p text:style-name="P76"/>
            <text:list text:style-name="LFO3" text:continue-numbering="true">
              <text:list-item>
                <text:p text:style-name="P77">richtig Strukturierung des Berichts war uns am Anfang unklar (Problem der ungenauen Handreichung bekannt)</text:p>
              </text:list-item>
            </text:list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Standard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 table:number-columns-spanned="3">
            <text:soft-page-break/>
            <text:p text:style-name="P88">TOP 3 – Vorbereitung Abgabe A3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Information</text:p>
          </table:table-cell>
          <table:table-cell table:style-name="TableCell92">
            <text:p text:style-name="P93">Verantwortlich</text:p>
          </table:table-cell>
          <table:table-cell table:style-name="TableCell94">
            <text:p text:style-name="P95">Termin</text:p>
          </table:table-cell>
        </table:table-row>
        <table:table-row table:style-name="TableRow96">
          <table:table-cell table:style-name="TableCell97">
            <text:list text:style-name="LFO4" text:continue-numbering="true">
              <text:list-item>
                <text:p text:style-name="P98">siehe Handreichung 3.3</text:p>
              </text:list-item>
              <text:list-item>
                <text:p text:style-name="P99">Muss- und Kann-Ziele der Anwendung formulieren, mit Betreuer besprechen</text:p>
              </text:list-item>
              <text:list-item>
                <text:p text:style-name="P100">klare Formulierung der Ziele</text:p>
              </text:list-item>
              <text:list-item>
                <text:p text:style-name="P101">Balance finden zwischen Muss und Kann</text:p>
              </text:list-item>
              <text:list-item>
                <text:p text:style-name="P102">viele Ziele aus Konzepten des Rechercheberichts ableitbar</text:p>
              </text:list-item>
              <text:list-item>
                <text:p text:style-name="P103">bis nächste Woche Freitag schonmal erste Ziele hochladen, damit Betreuer schon drüber schauen können</text:p>
              </text:list-item>
              <text:list-item>
                <text:p text:style-name="P104">ISO-Matrix schonmal anschauen</text:p>
              </text:list-item>
              <text:list-item>
                <text:p text:style-name="P105">Im Anschluss Review-Gespräch am Dienstag mit Präsentation</text:p>
              </text:list-item>
            </text:list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.2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5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text:list-style style:name="WWNum4" style:display-name="WWNum4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.25in"/>
        <style:text-properties style:font-name="Arial"/>
      </text:list-level-style-bullet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ristian Schlecht</meta:initial-creator>
    <dc:creator>Christian-PC2</dc:creator>
    <meta:creation-date>2017-11-28T15:07:00Z</meta:creation-date>
    <dc:date>2018-01-24T08:41:00Z</dc:date>
    <meta:template xlink:href="Normal" xlink:type="simple"/>
    <meta:editing-cycles>1</meta:editing-cycles>
    <meta:editing-duration>PT0S</meta:editing-duration>
    <meta:document-statistic meta:page-count="2" meta:paragraph-count="2" meta:word-count="157" meta:character-count="1145" meta:row-count="8" meta:non-whitespace-character-count="990"/>
  </office:meta>
</office:document-meta>
</file>